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968a1"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10" style:family="paragraph" style:parent-style-name="Standard">
      <style:text-properties fo:font-style="italic" style:text-underline-style="solid" style:text-underline-width="auto" style:text-underline-color="font-color" fo:font-weight="bold" officeooo:rsid="000920e9" officeooo:paragraph-rsid="000968a1"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0d2107" officeooo:paragraph-rsid="000d2107"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bc11" officeooo:paragraph-rsid="0012bc1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eb6a" officeooo:paragraph-rsid="0015eb6a"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64040" officeooo:paragraph-rsid="00164040" style:font-style-asian="normal" style:font-weight-asian="bold" style:font-style-complex="normal" style:font-weight-complex="bold"/>
    </style:style>
    <style:style style:name="P16"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8" style:family="paragraph" style:parent-style-name="Standard">
      <style:text-properties fo:font-style="normal" style:text-underline-style="solid" style:text-underline-width="auto" style:text-underline-color="font-color" fo:font-weight="normal" officeooo:rsid="000d2107" officeooo:paragraph-rsid="000d2107" fo:background-color="#ffff0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0e35f9" officeooo:paragraph-rsid="000e35f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15b92" officeooo:paragraph-rsid="00115b9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146071" officeooo:paragraph-rsid="0014607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14efab" officeooo:paragraph-rsid="0014efa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64040" officeooo:paragraph-rsid="0016404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15eb6a" officeooo:paragraph-rsid="0015eb6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16ee42" officeooo:paragraph-rsid="0016ee4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16ee42" officeooo:paragraph-rsid="00164040"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0e35f9" officeooo:paragraph-rsid="000e35f9" fo:background-color="#ffff00" style:font-style-asian="normal" style:font-weight-asian="normal" style:font-style-complex="normal" style:font-weight-complex="normal"/>
    </style:style>
    <style:style style:name="P32" style:family="paragraph" style:parent-style-name="Standard">
      <style:text-properties fo:font-style="normal" style:text-underline-style="none" officeooo:rsid="000968a1" officeooo:paragraph-rsid="000968a1" style:font-style-asian="normal" style:font-style-complex="normal"/>
    </style:style>
    <style:style style:name="P33" style:family="paragraph" style:parent-style-name="Standard">
      <style:text-properties fo:font-style="normal" style:text-underline-style="none" officeooo:rsid="000d2107" officeooo:paragraph-rsid="000d2107" style:font-style-asian="normal" style:font-style-complex="normal"/>
    </style:style>
    <style:style style:name="P34" style:family="paragraph" style:parent-style-name="Standard">
      <style:text-properties fo:font-style="normal" style:text-underline-style="none" officeooo:rsid="000b5529" officeooo:paragraph-rsid="000968a1"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2bc11" officeooo:paragraph-rsid="0012bc11"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164040" officeooo:paragraph-rsid="00164040" style:font-style-asian="normal" style:font-style-complex="normal"/>
    </style:style>
    <style:style style:name="P37" style:family="paragraph" style:parent-style-name="Standard">
      <style:paragraph-properties fo:padding="0.074cm" fo:border-left="none" fo:border-right="none" fo:border-top="none" fo:border-bottom="0.99pt solid #000000" style:join-border="false"/>
      <style:text-properties fo:font-style="normal" style:text-underline-style="none" fo:font-weight="normal" officeooo:rsid="000f6c49" officeooo:paragraph-rsid="000e35f9" style:font-style-asian="normal" style:font-weight-asian="normal" style:font-style-complex="normal" style:font-weight-complex="normal"/>
    </style:style>
    <style:style style:name="P38"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39"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40" style:family="paragraph" style:parent-style-name="Standard">
      <style:text-properties fo:font-style="normal" style:text-underline-style="none" officeooo:rsid="000d2107" officeooo:paragraph-rsid="000d2107" style:font-style-asian="normal" style:font-style-complex="normal"/>
    </style:style>
    <style:style style:name="P41"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42" style:family="paragraph" style:parent-style-name="Standard">
      <style:text-properties fo:font-style="normal" style:text-underline-style="solid" style:text-underline-width="auto" style:text-underline-color="font-color" fo:font-weight="normal" officeooo:rsid="000d2107" officeooo:paragraph-rsid="000d2107" fo:background-color="#ffff00" style:font-style-asian="normal" style:font-weight-asian="normal" style:font-style-complex="normal" style:font-weight-complex="normal"/>
    </style:style>
    <style:style style:name="P43"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none"/>
    </style:style>
    <style:style style:name="T4" style:family="text">
      <style:text-properties style:text-underline-style="none" officeooo:rsid="000e35f9"/>
    </style:style>
    <style:style style:name="T5" style:family="text">
      <style:text-properties style:text-underline-style="none" officeooo:rsid="001b0b15"/>
    </style:style>
    <style:style style:name="T6" style:family="text">
      <style:text-properties fo:font-style="normal" style:font-style-asian="normal" style:font-style-complex="normal"/>
    </style:style>
    <style:style style:name="T7" style:family="text">
      <style:text-properties fo:font-style="normal" officeooo:rsid="000b5529"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b5529" style:font-style-asian="normal" style:font-style-complex="normal"/>
    </style:style>
    <style:style style:name="T10" style:family="text">
      <style:text-properties fo:font-style="normal" style:text-underline-style="none" officeooo:rsid="000d2107" style:font-style-asian="normal" style:font-style-complex="normal"/>
    </style:style>
    <style:style style:name="T11" style:family="text">
      <style:text-properties fo:font-style="normal" style:text-underline-style="none" officeooo:rsid="000f56f6" style:font-style-asian="normal" style:font-style-complex="normal"/>
    </style:style>
    <style:style style:name="T12" style:family="text">
      <style:text-properties fo:font-style="normal" style:text-underline-style="none" officeooo:rsid="001b0b15"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d2107" style:font-style-asian="normal" style:font-weight-asian="normal" style:font-style-complex="normal" style:font-weight-complex="normal"/>
    </style:style>
    <style:style style:name="T15" style:family="text">
      <style:text-properties fo:font-style="normal" style:text-underline-style="none" fo:font-weight="normal" officeooo:rsid="001b0b15" style:font-style-asian="normal" style:font-weight-asian="normal" style:font-style-complex="normal" style:font-weight-complex="normal"/>
    </style:style>
    <style:style style:name="T16" style:family="text">
      <style:text-properties fo:font-style="normal" style:text-underline-style="none" fo:background-color="#ffff00" loext:char-shading-value="0" style:font-style-asian="normal" style:font-style-complex="normal"/>
    </style:style>
    <style:style style:name="T17" style:family="text">
      <style:text-properties fo:font-style="normal" style:text-underline-style="none" officeooo:rsid="000b5529" fo:background-color="#ffff00" loext:char-shading-value="0" style:font-style-asian="normal" style:font-style-complex="normal"/>
    </style:style>
    <style:style style:name="T18" style:family="text">
      <style:text-properties fo:font-style="normal" style:text-underline-style="none" officeooo:rsid="0019efc7" fo:background-color="#ffff00" loext:char-shading-value="0" style:font-style-asian="normal" style:font-style-complex="normal"/>
    </style:style>
    <style:style style:name="T19" style:family="text">
      <style:text-properties fo:font-style="normal" style:text-underline-style="none" officeooo:rsid="001b0b15" fo:background-color="#ffff00" loext:char-shading-value="0" style:font-style-asian="normal" style:font-style-complex="normal"/>
    </style:style>
    <style:style style:name="T20" style:family="text">
      <style:text-properties fo:font-style="normal" style:text-underline-style="none" fo:background-color="transparent" loext:char-shading-value="0"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e35f9" style:font-style-asian="normal" style:font-weight-asian="normal" style:font-style-complex="normal" style:font-weight-complex="normal"/>
    </style:style>
    <style:style style:name="T23" style:family="text">
      <style:text-properties fo:font-style="normal" fo:font-weight="normal" fo:background-color="#ffff00" loext:char-shading-value="0" style:font-style-asian="normal" style:font-weight-asian="normal" style:font-style-complex="normal" style:font-weight-complex="normal"/>
    </style:style>
    <style:style style:name="T24" style:family="text">
      <style:text-properties fo:font-style="normal" fo:font-weight="normal" officeooo:rsid="001b0b15" fo:background-color="#ffff00" loext:char-shading-value="0"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4efab" style:font-weight-asian="normal" style:font-weight-complex="normal"/>
    </style:style>
    <style:style style:name="T27" style:family="text">
      <style:text-properties fo:font-weight="normal" officeooo:rsid="0015eb6a" style:font-weight-asian="normal" style:font-weight-complex="normal"/>
    </style:style>
    <style:style style:name="T28" style:family="text">
      <style:text-properties fo:font-weight="normal" officeooo:rsid="0016ee42" style:font-weight-asian="normal" style:font-weight-complex="normal"/>
    </style:style>
    <style:style style:name="T29" style:family="text">
      <style:text-properties officeooo:rsid="000d2107"/>
    </style:style>
    <style:style style:name="T30" style:family="text">
      <style:text-properties officeooo:rsid="0019efc7"/>
    </style:style>
    <style:style style:name="T31" style:family="text">
      <style:text-properties officeooo:rsid="001b0b15"/>
    </style:style>
    <style:style style:name="gr1" style:family="graphic">
      <style:graphic-properties draw:stroke="solid" svg:stroke-color="#000000" draw:fill="none" draw:fill-color="#ffffff" fo:min-height="5.35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1"/>
      <text:p text:style-name="P1"/>
      <text:p text:style-name="P3">S<text:span text:style-name="T29">ITE LEVEL</text:span></text:p>
      <text:p text:style-name="P3"/>
      <text:p text:style-name="P1"><text:span text:style-name="T30">Longitude</text:span>/Latitude</text:p>
      <text:p text:style-name="P1"><draw:frame text:anchor-type="paragraph" draw:z-index="0" draw:name="Shape1" draw:style-name="gr1" draw:text-style-name="P43"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5"><text:span text:style-name="T8">Land cover in buffer. </text:span><text:span text:style-name="T10">(</text:span> <text:span text:style-name="T9">Land use around woodland in 3 buffer zones of 1500, 2500 and 3500m has been recorded and grouped as arable, urban, natural etc. </text:span><text:span text:style-name="T11">See page 34 main</text:span><text:span text:style-name="T10">)</text:span></text:p>
      <text:p text:style-name="P1"/>
      <text:p text:style-name="P10">Site descriptors. </text:p>
      <text:p text:style-name="P2">These are ecologist observed <text:span text:style-name="T31">variables</text:span>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8"> Eg, roads, building, walls, sheep pens, quarries, rubbish.</text:span></text:p>
      <text:p text:style-name="P32"/>
      <text:p text:style-name="P4">Signs of woodland management:<text:span text:style-name="T8"> Coppice stools, pollards, recently cut coppice, brash heaps and prunings, stacked timber, coppice sticks, fire sites, stumps.</text:span></text:p>
      <text:p text:style-name="P32"/>
      <text:p text:style-name="P4">Natural Physical features:<text:span text:style-name="T8"> Rock outcrops, cliff, boulders, gully, ponds, streams, glades.</text:span></text:p>
      <text:p text:style-name="P32"/>
      <text:p text:style-name="P4">Natural features of a plant origin: <text:span text:style-name="T8"><text:s/>Rotten logs, lichen covered trunk, hollow trees, rot holes, and many more.</text:span></text:p>
      <text:p text:style-name="P32"/>
      <text:p text:style-name="P6"><text:span text:style-name="T7">V</text:span><text:span text:style-name="T6">ariable maniputlation.</text:span></text:p>
      <text:p text:style-name="P6"><text:span text:style-name="T16">The land cover in buffers needs to be combined to a </text:span><text:span text:style-name="T18">single</text:span><text:span text:style-name="T16"> row variable per site</text:span><text:span text:style-name="T8">. This could be done <text:s/>by assigning an environmental index to the buffers according the the level of each variable. Eg, split them into 3 sets: Urban, Arable, Natural. And give a percentage for each. Then richness can be plotted against %Urban and/or %Arable etc.</text:span></text:p>
      <text:p text:style-name="P33"/>
      <text:p text:style-name="P6"><text:span text:style-name="T20">The site descriptors must also be combined into row level variables per site</text:span><text:span text:style-name="T8">. </text:span><text:span text:style-name="T12">This has been done by summing the number of positive counts. That is, counts for environmental elements that could be expected to have a positive effect on the biodiversity of the woodland. This could occur in several ways. An environmental element could directly relate to an alternative vascular plant habitat, such as a ride or a large watercourse. These elements, even if not one of the surveyed plots, and so not directly adding to richness, will provide <text:s/>a seed store for plots, as well as other non-plant biodiversity which adds to the health of the woodland. Other environmental elements may not provide a plant habitat, but a habitat for other taxa, such as rotting wood. But these habitats again contribute to the health and potentially the vascular plant diversity. For example, a rotting wood habitat might attract insects, which in turn are fed on by birds, which in turn might carry seeds.</text:span></text:p>
      <text:p text:style-name="P6"><text:span text:style-name="T12"/></text:p>
      <text:p text:style-name="P33"/>
      <text:p text:style-name="P7"><text:span text:style-name="T17">D</text:span><text:span text:style-name="T16">iversity </text:span><text:span text:style-name="T18">indices</text:span><text:span text:style-name="T16"> and richness from nest leve</text:span><text:span text:style-name="T18">l</text:span><text:span text:style-name="T16"> variables </text:span><text:span text:style-name="T19">c</text:span><text:span text:style-name="T16">an be used</text:span><text:span text:style-name="T8">. Diversity and richness will be estimated for the whole woodland area by upscaling these indices.</text:span></text:p>
      <text:p text:style-name="P34"/>
      <text:p text:style-name="P12"><text:soft-page-break/>PLOT LEVEL</text:p>
      <text:p text:style-name="P20"/>
      <text:p text:style-name="P8"><text:span text:style-name="T13">Live basal area: </text:span><text:span text:style-name="T14">(</text:span><text:span text:style-name="T13">This is the basal area of all living shrubs, sapplings and trees.</text:span><text:span text:style-name="T14">)</text:span></text:p>
      <text:p text:style-name="P20">NVC/CSV Allocations.</text:p>
      <text:p text:style-name="P19">Slope and Aspect of each plot.</text:p>
      <text:p text:style-name="P19">Soil pH</text:p>
      <text:p text:style-name="P19">Soil organic matter</text:p>
      <text:p text:style-name="P19">Soil type</text:p>
      <text:p text:style-name="P19">DBH live counts.</text:p>
      <text:p text:style-name="P19"/>
      <text:p text:style-name="P9">Plot descriptors.<text:span text:style-name="T8"> </text:span><text:span text:style-name="T13">Similar to site descriptors, </text:span><text:span text:style-name="T15">but on analysis there were few of these for each site and therefore they have not been used.</text:span></text:p>
      <text:p text:style-name="P19"/>
      <text:p text:style-name="P9"><text:span text:style-name="T21">Varib</text:span><text:span text:style-name="T22">le</text:span><text:span text:style-name="T21"> manipulation. </text:span></text:p>
      <text:p text:style-name="P19"/>
      <text:p text:style-name="P11"><text:span text:style-name="T23">DBH measurements will be </text:span><text:span text:style-name="T24">converted</text:span><text:span text:style-name="T23"> to a single plot level variable</text:span><text:span text:style-name="T21">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19"/>
      <text:p text:style-name="P21">Diversity indices and richness from nest level variables can be used.</text:p>
      <text:p text:style-name="P19"/>
      <text:p text:style-name="P12">NEST LEVEL</text:p>
      <text:p text:style-name="P19">This level only contains plant lists with estimated % cover for each plant. </text:p>
      <text:p text:style-name="P19"/>
      <text:p text:style-name="P16">Variable manipulation,</text:p>
      <text:p text:style-name="P18"><text:span text:style-name="T3">The richness will be cal</text:span><text:span text:style-name="T4">culated</text:span><text:span text:style-name="T3"> to give single </text:span><text:span text:style-name="T5">variable</text:span><text:span text:style-name="T3"> per nest, this can be used per plot and per site.</text:span></text:p>
      <text:p text:style-name="P18"><text:span text:style-name="T3"/></text:p>
      <text:p text:style-name="P31">Zeta diversity indices per plot and per site.</text:p>
      <text:p text:style-name="P37"/>
      <text:p text:style-name="P22"/>
      <text:p text:style-name="P17">Tables/variables from the data base which have not been used.</text:p>
      <text:p text:style-name="P22"/>
      <text:p text:style-name="P23"/>
      <text:p text:style-name="P22">Dead basal area</text:p>
      <text:p text:style-name="P22">Site list</text:p>
      <text:p text:style-name="P22">Biogeo elements</text:p>
      <text:p text:style-name="P22">Missing plots</text:p>
      <text:p text:style-name="P22">LCM2000 categories</text:p>
      <text:p text:style-name="P22">Survey dates</text:p>
      <text:p text:style-name="P22">Bg_litter</text:p>
      <text:p text:style-name="P22">DH dead all years</text:p>
      <text:p text:style-name="P38"/>
      <text:p text:style-name="P22"/>
      <text:p text:style-name="P24"/>
      <text:p text:style-name="P25">Vegetation survey:</text:p>
      <text:p text:style-name="P26">1) All vegetation &lt; 25cm.) Cover%: is for 200m2 plot. To nearest 5%. Estimated. 1 = &lt;5%, one or two plants = +)</text:p>
      <text:p text:style-name="P26"/>
      <text:p text:style-name="P26">2)Trees = dbh &gt; 5cm AND tree species </text:p>
      <text:p text:style-name="P26"><text:soft-page-break/>3)Sapling = tree species h &gt; 130cm but dbh &lt; 5cm (opp quadrants only)</text:p>
      <text:p text:style-name="P26">4)Shrubs = &gt; 25cm, not a tree (opp quadrants only)</text:p>
      <text:p text:style-name="P26"/>
      <text:p text:style-name="P26">Therefore: If tree, &lt;130, &lt;5cm, not recorded. </text:p>
      <text:p text:style-name="P26"/>
      <text:p text:style-name="P26">Quadrant areas(m2): 4,25,50,100,200 </text:p>
      <text:p text:style-name="P26"/>
      <text:p text:style-name="P24"/>
      <text:p text:style-name="P24"/>
      <text:p text:style-name="P24"/>
      <text:p text:style-name="P13">Plot level column names</text:p>
      <text:p text:style-name="P24"/>
      <text:p text:style-name="P24">Site = site</text:p>
      <text:p text:style-name="P24">Plot = plot</text:p>
      <text:p text:style-name="P24">Slope Yr1 =slope 1978</text:p>
      <text:p text:style-name="P24">AspectYr1= aspect 1978</text:p>
      <text:p text:style-name="P24">Yr1NVC = NVC classification 1978</text:p>
      <text:p text:style-name="P24">Yr2NVC = NVC classification 2001</text:p>
      <text:p text:style-name="P24">pHYr1 = soil pH 1978</text:p>
      <text:p text:style-name="P24">pHYrs = soil pH 2001</text:p>
      <text:p text:style-name="P24">SOMYr1 = soil organic matter content 1978</text:p>
      <text:p text:style-name="P24">SOMYr2 = soil organic matter content 2001</text:p>
      <text:p text:style-name="P24">MSG = major soil grouping …. there are other subgoups and names that I haven't imported</text:p>
      <text:p text:style-name="P35"><text:span text:style-name="T25">Live Basal AreaYr1 = </text:span><text:span text:style-name="T26">sum of live basal area of all living shrubs, saplings and trees already counted (so not all quadrants because saplings and shrubs are only recorded in 2 quadrant</text:span><text:span text:style-name="T27">s, but missing a few saplings shouldnt matter much to using this for infering canopy).</text:span></text:p>
      <text:p text:style-name="P28">LiveBasalAreaYr2 = as above.</text:p>
      <text:p text:style-name="P28"/>
      <text:p text:style-name="P28">To add to this: mean dbh.</text:p>
      <text:p text:style-name="P29">Species richness per plot will be added to this</text:p>
      <text:p text:style-name="P28"/>
      <text:p text:style-name="P14">Site level column names</text:p>
      <text:p text:style-name="P28"/>
      <text:p text:style-name="P28">Site = site</text:p>
      <text:p text:style-name="P28">Alt_m = altitude in meters</text:p>
      <text:p text:style-name="P28">Area_ha = site area in hectares</text:p>
      <text:p text:style-name="P28">Perim_m = site perimeter in meters</text:p>
      <text:p text:style-name="P28">Easting = Easting</text:p>
      <text:p text:style-name="P28">Northing = Northing …. See python prog to translate to grid refs.</text:p>
      <text:p text:style-name="P28">SSSI/AONB/NCR/NNR/LWTReserve/RSPB/ = binary response to whether site has a designation</text:p>
      <text:p text:style-name="P28">Any Des = binary response if any o the above apply</text:p>
      <text:p text:style-name="P28">No of Des = How many designations it has</text:p>
      <text:p text:style-name="P28">AW = listed in ancient woodlands inventory</text:p>
      <text:p text:style-name="P28">PAWS = potential ancient woodland restoration site</text:p>
      <text:p text:style-name="P28"/>
      <text:p text:style-name="P28">to add to this: environmental positive habitat index derived from site descriptors</text:p>
      <text:p text:style-name="P29">Note – there is no land cover in buffers included at the site level, maybe this needs to be added in. but needs to be combined into a metric than fits one line per site.</text:p>
      <text:p text:style-name="P29"/>
      <text:p text:style-name="P29">Total extrapolated richness will be added to this.</text:p>
      <text:p text:style-name="P28"/>
      <text:p text:style-name="P15">Nest Level</text:p>
      <text:p text:style-name="P27"><text:soft-page-break/>Site = site</text:p>
      <text:p text:style-name="P27">Plot = plot</text:p>
      <text:p text:style-name="P27">Nest = nest</text:p>
      <text:p text:style-name="P36"><text:span text:style-name="T25"><text:s/>C</text:span><text:span text:style-name="T28">o</text:span><text:span text:style-name="T25">verYr1 = %estimate of ground over over <text:s/>200m2. </text:span><text:span text:style-name="T28">1 = &lt; 5 %, <text:s/>0.5 = +, a few scattered?? Check this otherwise a percentage.</text:span></text:p>
      <text:p text:style-name="P30"/>
      <text:p text:style-name="P30"/>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2-11T08:40:21.716224121</dc:date>
    <meta:editing-duration>P1DT3H27M22S</meta:editing-duration>
    <meta:editing-cycles>7</meta:editing-cycles>
    <meta:generator>LibreOffice/5.1.6.2$Linux_X86_64 LibreOffice_project/10m0$Build-2</meta:generator>
    <meta:print-date>2018-01-31T11:21:18.236187586</meta:print-date>
    <meta:document-statistic meta:table-count="0" meta:image-count="0" meta:object-count="0" meta:page-count="4" meta:paragraph-count="86" meta:word-count="994" meta:character-count="5785" meta:non-whitespace-character-count="4864"/>
  </office:meta>
</office:document-meta>
</file>